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092cm" fo:margin-left="0cm" table:align="left"/>
    </style:style>
    <style:style style:name="表格1.A" style:family="table-column">
      <style:table-column-properties style:column-width="17.092cm"/>
    </style:style>
    <style:style style:name="表格1.1" style:family="table-row">
      <style:table-row-properties style:min-row-height="25.903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1201b" officeooo:paragraph-rsid="0011201b" style:font-size-asian="16pt" style:font-size-complex="18.25pt"/>
    </style:style>
    <style:style style:name="P3" style:family="paragraph" style:parent-style-name="Standard">
      <style:text-properties fo:font-size="18.25pt" officeooo:rsid="0011dfcb" officeooo:paragraph-rsid="0011dfcb" style:font-size-asian="16pt" style:font-size-complex="18.25pt"/>
    </style:style>
    <style:style style:name="P4" style:family="paragraph" style:parent-style-name="Standard">
      <style:text-properties fo:font-size="18.25pt" officeooo:rsid="000ef1da" officeooo:paragraph-rsid="000ef1da" style:font-size-asian="16pt" style:language-asian="zh" style:country-asian="CN" style:font-size-complex="18.25pt"/>
    </style:style>
    <style:style style:name="P5" style:family="paragraph" style:parent-style-name="Text_20_body">
      <style:text-properties fo:font-size="16pt" officeooo:rsid="000ef1da" officeooo:paragraph-rsid="000ef1da" style:font-size-asian="16pt" style:language-asian="zh" style:country-asian="CN" style:font-size-complex="16pt"/>
    </style:style>
    <style:style style:name="P6" style:family="paragraph" style:parent-style-name="Table_20_Contents">
      <loext:graphic-properties draw:fill="solid" draw:fill-color="#ffffff" draw:opacity="100%"/>
      <style:paragraph-properties fo:margin-top="0cm" fo:margin-bottom="0.499cm" loext:contextual-spacing="false" style:line-height-at-least="0.476cm" fo:text-align="start" style:justify-single-word="false" fo:background-color="#ffffff"/>
      <style:text-properties fo:color="#000000"/>
    </style:style>
    <style:style style:name="P7" style:family="paragraph" style:parent-style-name="Table_20_Contents">
      <loext:graphic-properties draw:fill="solid" draw:fill-color="#f8f8f8" draw:opacity="100%"/>
      <style:paragraph-properties fo:margin-left="1.27cm" fo:margin-right="0cm" fo:margin-top="0cm" fo:margin-bottom="0.499cm" loext:contextual-spacing="false" style:line-height-at-least="0.476cm" fo:text-align="start" style:justify-single-word="false" fo:text-indent="-0.635cm" style:auto-text-indent="false" fo:background-color="#f8f8f8"/>
      <style:text-properties fo:font-size="15pt" style:font-size-asian="15pt" style:font-size-complex="15pt"/>
    </style:style>
    <style:style style:name="P8" style:family="paragraph" style:parent-style-name="Table_20_Contents">
      <loext:graphic-properties draw:fill="solid" draw:fill-color="#ffffff" draw:opacity="100%"/>
      <style:paragraph-properties fo:margin-left="1.27cm" fo:margin-right="0cm" fo:margin-top="0cm" fo:margin-bottom="0.499cm" loext:contextual-spacing="false" style:line-height-at-least="0.476cm" fo:text-align="start" style:justify-single-word="false" fo:text-indent="-0.635cm" style:auto-text-indent="false" fo:background-color="#ffffff"/>
      <style:text-properties fo:font-size="15pt" style:font-size-asian="15pt" style:font-size-complex="15pt"/>
    </style:style>
    <style:style style:name="P9" style:family="paragraph" style:parent-style-name="Heading_20_2">
      <style:text-properties fo:font-size="22pt" fo:font-weight="bold" style:font-size-asian="22pt" style:font-size-complex="22pt"/>
    </style:style>
    <style:style style:name="P10" style:family="paragraph" style:parent-style-name="Table_20_Contents">
      <loext:graphic-properties draw:fill="solid" draw:fill-color="#f8f8f8" draw:opacity="100%"/>
      <style:paragraph-properties fo:margin-left="0.635cm" fo:margin-right="0cm" fo:margin-top="0cm" fo:margin-bottom="0.499cm" loext:contextual-spacing="false" style:line-height-at-least="0.476cm" fo:text-align="start" style:justify-single-word="false" fo:text-indent="0cm" style:auto-text-indent="false" fo:background-color="#f8f8f8"/>
      <style:text-properties fo:color="#000000" fo:font-size="15pt" style:font-size-asian="15pt" style:font-size-complex="15pt"/>
    </style:style>
    <style:style style:name="P11" style:family="paragraph" style:parent-style-name="Table_20_Contents">
      <loext:graphic-properties draw:fill="solid" draw:fill-color="#ffffff" draw:opacity="100%"/>
      <style:paragraph-properties fo:margin-left="0.635cm" fo:margin-right="0cm" fo:margin-top="0cm" fo:margin-bottom="0.499cm" loext:contextual-spacing="false" style:line-height-at-least="0.476cm" fo:text-align="start" style:justify-single-word="false" fo:text-indent="0cm" style:auto-text-indent="false" fo:background-color="#ffffff"/>
      <style:text-properties fo:color="#000000"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fo:font-size="16pt" fo:font-weight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10.5pt"/>
    </style:style>
    <style:style style:name="T7" style:family="text">
      <style:text-properties fo:font-size="10.5pt"/>
    </style:style>
    <style:style style:name="T8" style:family="text">
      <style:text-properties fo:color="#000000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fo:font-weight="bold"/>
    </style:style>
    <style:style style:name="T11" style:family="text">
      <style:text-properties fo:color="#008200" style:font-name="Consolas"/>
    </style:style>
    <style:style style:name="T12" style:family="text">
      <style:text-properties fo:color="#008200" style:font-name-asian="Consolas"/>
    </style:style>
    <style:style style:name="T13" style:family="text">
      <style:text-properties fo:color="#993300" style:font-name="Consolas" fo:font-weight="bold"/>
    </style:style>
    <style:style style:name="T14" style:family="text">
      <style:text-properties fo:color="#ff0000"/>
    </style:style>
    <style:style style:name="T15" style:family="text">
      <style:text-properties fo:color="#ff0000" style:font-name="Consolas"/>
    </style:style>
    <style:style style:name="T16" style:family="text">
      <style:text-properties fo:color="#0000ff" style:font-name="Consolas"/>
    </style:style>
    <style:style style:name="T17" style:family="text">
      <style:text-properties fo:color="#ff7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C3P0</text:h>
      <text:h text:style-name="Heading_20_3" text:outline-level="3"><text:span text:style-name="T4">C3P0</text:span><text:span text:style-name="T2">简介</text:span></text:h>
      <text:p text:style-name="Text_20_body"><text:span text:style-name="T3">　　</text:span><text:span text:style-name="T7">C3P0</text:span><text:span text:style-name="T3">也是开源免费的连接池！</text:span><text:span text:style-name="T6">C3P0</text:span><text:span text:style-name="T3">被很多人看好！</text:span></text:p>
      <text:h text:style-name="Heading_20_3" text:outline-level="3"><text:span text:style-name="T4">C3P0</text:span><text:span text:style-name="T2">的使用</text:span></text:h>
      <text:p text:style-name="P2">//注册驱动</text:p>
      <text:p text:style-name="P2"><text:tab/><text:tab/>Class.forName("oracle.jdbc.OracleDriver");</text:p>
      <text:p text:style-name="P2"><text:tab/><text:tab/>//获得非池化的数据源</text:p>
      <text:p text:style-name="P2"><text:s text:c="9"/>DataSource unpool=<text:span text:style-name="T14">DataSources.unpooledDataSource</text:span>("jdbc:oracle:thin:@127.0.0.1:1521:orcl", "scott", "tight");</text:p>
      <text:p text:style-name="P2"><text:s text:c="9"/>//把非池数据源转换成池的数据源</text:p>
      <text:p text:style-name="P2"><text:s text:c="9"/>DataSource pool=<text:span text:style-name="T14">DataSources.pooledDataSource</text:span>(unpool);</text:p>
      <text:p text:style-name="P3">//第一次获得连接时候来初始化</text:p>
      <text:p text:style-name="P2"><text:s text:c="9"/>Connection conn=pool.getConnection(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3P0配置文件</text:p>
      <text:p text:style-name="P5">c3p0<text:span text:style-name="T1">也可以指定配置文件，而且配置文件可以是</text:span><text:span text:style-name="T5">properties</text:span><text:span text:style-name="T1">，也可骒</text:span><text:span text:style-name="T5">xml</text:span><text:span text:style-name="T1">的。当然</text:span><text:span text:style-name="T5">xml</text:span><text:span text:style-name="T1">的高级一些了。但是</text:span><text:span text:style-name="T5">c3p0</text:span><text:span text:style-name="T1">的配置文件名必须为</text:span><text:span text:style-name="T5">c3p0-config.xml</text:span><text:span text:style-name="T1">，并且必须放在类路径下。</text:span></text:p>
      <text:p text:style-name="P4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6"/>
            <text:p text:style-name="P7"><text:span text:style-name="T9">1.</text:span><text:span text:style-name="T11">&lt;!--</text:span><text:span text:style-name="T12">连接池中保留的最大连接数。默认值</text:span><text:span text:style-name="T11">:15--&gt;</text:span></text:p>
            <text:p text:style-name="P8"><text:span text:style-name="T9">2.</text:span><text:span text:style-name="T13">&lt;property</text:span><text:span text:style-name="T10"> </text:span><text:span text:style-name="T15">name</text:span><text:span text:style-name="T9">=</text:span><text:span text:style-name="T16">"maxPoolSize"</text:span><text:span text:style-name="T9"> </text:span><text:span text:style-name="T15">value</text:span><text:span text:style-name="T9">=</text:span><text:span text:style-name="T16">"20"</text:span><text:span text:style-name="T13">/</text:span></text:p>
            <text:p text:style-name="P7"><text:span text:style-name="T9">3.</text:span><text:span text:style-name="T11">&lt;!--</text:span><text:span text:style-name="T12">连接池中保留的最小连接数，默认为：</text:span><text:span text:style-name="T11">3--&gt;</text:span></text:p>
            <text:p text:style-name="P8"><text:span text:style-name="T9">4.</text:span><text:span text:style-name="T13">&lt;property</text:span><text:span text:style-name="T10"> </text:span><text:span text:style-name="T15">name</text:span><text:span text:style-name="T9">=</text:span><text:span text:style-name="T16">"minPoolSize"</text:span><text:span text:style-name="T9"> </text:span><text:span text:style-name="T15">value</text:span><text:span text:style-name="T9">=</text:span><text:span text:style-name="T16">"2"</text:span><text:span text:style-name="T13">/&gt;</text:span></text:p>
            <text:p text:style-name="P7"><text:span text:style-name="T9">5.</text:span><text:span text:style-name="T11">&lt;!--</text:span><text:span text:style-name="T12">初始化连接池中的连接数，取值应在</text:span><text:span text:style-name="T11">minPoolSize</text:span><text:span text:style-name="T12">与</text:span><text:span text:style-name="T11">maxPoolSize</text:span><text:span text:style-name="T12">之间，默认为</text:span><text:span text:style-name="T11">3--&gt;</text:span></text:p>
            <text:p text:style-name="P8"><text:span text:style-name="T9">6.</text:span><text:span text:style-name="T13">&lt;property</text:span><text:span text:style-name="T10"> </text:span><text:span text:style-name="T15">name</text:span><text:span text:style-name="T9">=</text:span><text:span text:style-name="T16">"initialPoolSize"</text:span><text:span text:style-name="T15">value</text:span><text:span text:style-name="T9">=</text:span><text:span text:style-name="T16">"2"</text:span><text:span text:style-name="T13">/&gt;</text:span></text:p>
            <text:p text:style-name="P10"/>
            <text:p text:style-name="P8"><text:span text:style-name="T9">8.</text:span><text:span text:style-name="T11">&lt;!--</text:span><text:span text:style-name="T12">最大空闲时间，</text:span><text:span text:style-name="T11">60</text:span><text:span text:style-name="T12">秒内未使用则连接被丢弃。若为</text:span><text:span text:style-name="T11">0</text:span><text:span text:style-name="T12">则永不丢弃。默认值</text:span><text:span text:style-name="T11">:0--&gt;</text:span></text:p>
            <text:p text:style-name="P7"><text:span text:style-name="T9">9.</text:span><text:span text:style-name="T13">&lt;property</text:span><text:span text:style-name="T10"> </text:span><text:span text:style-name="T15">name</text:span><text:span text:style-name="T9">=</text:span><text:span text:style-name="T16">"maxIdleTime"</text:span><text:span text:style-name="T13">&gt;</text:span><text:span text:style-name="T9">60</text:span><text:span text:style-name="T13">&lt;/property&gt;</text:span></text:p>
            <text:p text:style-name="P11"/>
            <text:p text:style-name="P7"><text:span text:style-name="T9">11.</text:span><text:span text:style-name="T11">&lt;!--</text:span><text:span text:style-name="T12">当连接池连接耗尽时，客户端调用</text:span><text:span text:style-name="T11">getConnection()</text:span><text:span text:style-name="T12">后等待</text:span><text:soft-page-break/><text:span text:style-name="T12">获取新连接的时间，超时后将抛出</text:span><text:span text:style-name="T11">SQLException</text:span><text:span text:style-name="T12">，如设为</text:span><text:span text:style-name="T11">0</text:span><text:span text:style-name="T12">则无限期等待。单位毫秒。默认</text:span><text:span text:style-name="T11">:0--&gt;</text:span></text:p>
            <text:p text:style-name="P8"><text:span text:style-name="T9">12.</text:span><text:span text:style-name="T13">&lt;property</text:span><text:span text:style-name="T10"> </text:span><text:span text:style-name="T15">name</text:span><text:span text:style-name="T9">=</text:span><text:span text:style-name="T16">"checkoutTimeout"</text:span><text:span text:style-name="T9"> </text:span><text:span text:style-name="T15">value</text:span><text:span text:style-name="T9">=</text:span><text:span text:style-name="T16">"3000"</text:span><text:span text:style-name="T13">/&gt;</text:span></text:p>
            <text:p text:style-name="P10"/>
            <text:p text:style-name="P8"><text:span text:style-name="T9">14.</text:span><text:span text:style-name="T11">&lt;!--</text:span><text:span text:style-name="T12">当连接池中的连接耗尽的时候</text:span><text:span text:style-name="T11">c3p0</text:span><text:span text:style-name="T12">一次同时获取的连接数。默认值</text:span><text:span text:style-name="T11">:3--&gt;</text:span></text:p>
            <text:p text:style-name="P7"><text:span text:style-name="T9">15.</text:span><text:span text:style-name="T13">&lt;property</text:span><text:span text:style-name="T10"> </text:span><text:span text:style-name="T15">name</text:span><text:span text:style-name="T9">=</text:span><text:span text:style-name="T16">"acquireIncrement"</text:span><text:span text:style-name="T9"> </text:span><text:span text:style-name="T15">value</text:span><text:span text:style-name="T9">=</text:span><text:span text:style-name="T16">"2"</text:span><text:span text:style-name="T13">/&gt;</text:span></text:p>
            <text:p text:style-name="P11"/>
            <text:p text:style-name="P7"><text:span text:style-name="T9">17.</text:span><text:span text:style-name="T11">&lt;!--</text:span><text:span text:style-name="T12">定义在从数据库获取新连接失败后重复尝试的次数。默认值</text:span><text:span text:style-name="T11">:30</text:span><text:span text:style-name="T12">；小于等于</text:span><text:span text:style-name="T11">0</text:span><text:span text:style-name="T12">表示无限次</text:span><text:span text:style-name="T11">--&gt;</text:span></text:p>
            <text:p text:style-name="P8"><text:span text:style-name="T9">18.</text:span><text:span text:style-name="T13">&lt;property</text:span><text:span text:style-name="T10"> </text:span><text:span text:style-name="T15">name</text:span><text:span text:style-name="T9">=</text:span><text:span text:style-name="T16">"acquireRetryAttempts"</text:span><text:span text:style-name="T9"> </text:span><text:span text:style-name="T15">value</text:span><text:span text:style-name="T9">=</text:span><text:span text:style-name="T16">"0"</text:span><text:span text:style-name="T13">/&gt;</text:span></text:p>
            <text:p text:style-name="P10"/>
            <text:p text:style-name="P8"><text:span text:style-name="T9">20.</text:span><text:span text:style-name="T11">&lt;!--</text:span><text:span text:style-name="T12">重新尝试的时间间隔，默认为：</text:span><text:span text:style-name="T11">1000</text:span><text:span text:style-name="T12">毫秒</text:span><text:span text:style-name="T11">--&gt;</text:span></text:p>
            <text:p text:style-name="P7"><text:span text:style-name="T9">21.</text:span><text:span text:style-name="T13">&lt;property</text:span><text:span text:style-name="T10"> </text:span><text:span text:style-name="T15">name</text:span><text:span text:style-name="T9">=</text:span><text:span text:style-name="T16">"acquireRetryDelay"</text:span><text:span text:style-name="T9"> </text:span><text:span text:style-name="T15">value</text:span><text:span text:style-name="T9">=</text:span><text:span text:style-name="T16">"1000"</text:span><text:span text:style-name="T13">/&gt;</text:span></text:p>
            <text:p text:style-name="P11"/>
            <text:p text:style-name="P7"><text:span text:style-name="T9">23.</text:span><text:span text:style-name="T11">&lt;!--</text:span><text:span text:style-name="T12">关闭连接时，是否提交未提交的事务，默认为</text:span><text:span text:style-name="T11">false</text:span><text:span text:style-name="T12">，即关闭连接，回滚未提交的事务</text:span><text:span text:style-name="T11">--&gt;</text:span></text:p>
            <text:p text:style-name="P8"><text:span text:style-name="T9">24.</text:span><text:span text:style-name="T13">&lt;property</text:span><text:span text:style-name="T15">name</text:span><text:span text:style-name="T9">=</text:span><text:span text:style-name="T16">"autoCommitOnClose"</text:span><text:span text:style-name="T13">&gt;</text:span><text:span text:style-name="T9">false</text:span><text:span text:style-name="T13">&lt;/property&gt;</text:span><text:span text:style-name="T10"> </text:span></text:p>
            <text:p text:style-name="P10"/>
            <text:p text:style-name="P8"><text:span text:style-name="T9">26.</text:span><text:span text:style-name="T11">&lt;!--c3p0</text:span><text:span text:style-name="T12">将建一张名为</text:span><text:span text:style-name="T11">Test</text:span><text:span text:style-name="T12">的空表，并使用其自带的查询语句进行测试。如果定义了这个参数那么属性</text:span><text:span text:style-name="T11">preferredTestQuery</text:span><text:span text:style-name="T12">将被忽略。你不能在这张</text:span><text:span text:style-name="T11">Test</text:span><text:span text:style-name="T12">表上进行任何操作，它将只供</text:span><text:span text:style-name="T11">c3p0</text:span><text:span text:style-name="T12">测试使用。默认值</text:span><text:span text:style-name="T11">:null--&gt;</text:span></text:p>
            <text:p text:style-name="P7"><text:span text:style-name="T9">27.</text:span><text:span text:style-name="T13">&lt;property</text:span><text:span text:style-name="T15">name</text:span><text:span text:style-name="T9">=</text:span><text:span text:style-name="T16">"automaticTestTable"</text:span><text:span text:style-name="T13">&gt;</text:span><text:span text:style-name="T9">Test</text:span><text:span text:style-name="T13">&lt;/property&gt;</text:span><text:span text:style-name="T8">  </text:span></text:p>
            <text:p text:style-name="P11"/>
            <text:p text:style-name="P7"><text:span text:style-name="T9">29.</text:span><text:span text:style-name="T11">&lt;!--</text:span><text:span text:style-name="T12">如果为</text:span><text:span text:style-name="T11">false</text:span><text:span text:style-name="T12">，则获取连接失败将会引起所有等待连接池来</text:span><text:soft-page-break/><text:span text:style-name="T12">获取连接的线程抛出异常，但是数据源仍有效保留，并在下次调用</text:span><text:span text:style-name="T11">getConnection()</text:span><text:span text:style-name="T12">的时候继续尝试获取连接。如果设为</text:span><text:span text:style-name="T11">true</text:span><text:span text:style-name="T12">，那么在尝试获取连接失败后该数据源将申明已断开并永久关闭。默认</text:span><text:span text:style-name="T11">:false--&gt;</text:span></text:p>
            <text:p text:style-name="P8"><text:span text:style-name="T9">30.</text:span><text:span text:style-name="T13">&lt;property</text:span><text:span text:style-name="T15">name</text:span><text:span text:style-name="T9">=</text:span><text:span text:style-name="T16">"breakAfterAcquireFailure"</text:span><text:span text:style-name="T13">&gt;</text:span><text:span text:style-name="T9">false</text:span><text:span text:style-name="T13">&lt;/property&gt;</text:span></text:p>
            <text:p text:style-name="P10"/>
            <text:p text:style-name="P8"><text:span text:style-name="T9">32.</text:span><text:span text:style-name="T11">&lt;!--</text:span><text:span text:style-name="T12">每</text:span><text:span text:style-name="T11">60</text:span><text:span text:style-name="T12">秒检查所有连接池中的空闲连接。默认值</text:span><text:span text:style-name="T11">:0</text:span><text:span text:style-name="T12">，不检查</text:span><text:span text:style-name="T11">- <text:s text:c="4"/>-&gt;</text:span></text:p>
            <text:p text:style-name="P7"><text:span text:style-name="T9">33.</text:span><text:span text:style-name="T13">&lt;property</text:span><text:span text:style-name="T15">name</text:span><text:span text:style-name="T9">=</text:span><text:span text:style-name="T16">"idleConnectionTestPeriod"</text:span><text:span text:style-name="T13">&gt;</text:span><text:span text:style-name="T9">60</text:span><text:span text:style-name="T13">&lt;/property&gt;</text:span></text:p>
            <text:p text:style-name="P8"><text:span text:style-name="T9">34.</text:span><text:span text:style-name="T11">&lt;!--c3p0</text:span><text:span text:style-name="T12">全局的</text:span><text:span text:style-name="T11">PreparedStatements</text:span><text:span text:style-name="T12">缓存的大小。如果</text:span><text:span text:style-name="T11">maxStatements</text:span><text:span text:style-name="T12">与</text:span><text:span text:style-name="T11">maxStatementsPerConnection</text:span><text:span text:style-name="T12">均为</text:span><text:span text:style-name="T11">0</text:span><text:span text:style-name="T12">，则缓存不生效，只要有一个不为</text:span><text:span text:style-name="T11">0</text:span><text:span text:style-name="T12">，则语句的缓存就能生效。如果默认值</text:span><text:span text:style-name="T11">:0--&gt;</text:span></text:p>
            <text:p text:style-name="P7"><text:span text:style-name="T9">35.</text:span><text:span text:style-name="T13">&lt;property</text:span><text:span text:style-name="T15">name</text:span><text:span text:style-name="T9">=</text:span><text:span text:style-name="T16">"maxStatements"</text:span><text:span text:style-name="T13">&gt;</text:span><text:span text:style-name="T9">100</text:span><text:span text:style-name="T13">&lt;/property&gt;</text:span></text:p>
            <text:p text:style-name="P8"><text:span text:style-name="T9">36.</text:span><text:span text:style-name="T11">&lt;!--maxStatementsPerConnection</text:span><text:span text:style-name="T12">定义了连接池内单个连接所拥有的最大缓存</text:span><text:span text:style-name="T11">statements</text:span><text:span text:style-name="T12">数。默认值</text:span><text:span text:style-name="T11">:0--&gt;</text:span></text:p>
            <text:p text:style-name="P7"><text:span text:style-name="T9">37.</text:span><text:span text:style-name="T13">&lt;property</text:span><text:span text:style-name="T15">name</text:span><text:span text:style-name="T9">=</text:span><text:span text:style-name="T16">"maxStatementsPerConnection"</text:span><text:span text:style-name="T13">&gt;&lt;/property&gt;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36S</meta:editing-duration>
    <meta:editing-cycles>8</meta:editing-cycles>
    <meta:generator>LibreOffice/5.3.0.3$Windows_X86_64 LibreOffice_project/7074905676c47b82bbcfbea1aeefc84afe1c50e1</meta:generator>
    <dc:date>2018-03-05T21:26:49.845000000</dc:date>
    <meta:document-statistic meta:table-count="1" meta:image-count="0" meta:object-count="0" meta:page-count="4" meta:paragraph-count="42" meta:word-count="763" meta:character-count="2094" meta:non-whitespace-character-count="2025"/>
    <meta:user-defined meta:name="Info 1"/>
    <meta:user-defined meta:name="Info 2"/>
    <meta:user-defined meta:name="Info 3"/>
    <meta:user-defined meta:name="Info 4"/>
  </office:meta>
</office:document-meta>
</file>